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0cc" officeooo:paragraph-rsid="001e10cc"/>
    </style:style>
    <style:style style:name="P2" style:family="paragraph" style:parent-style-name="Standard">
      <style:text-properties officeooo:paragraph-rsid="001e10cc"/>
    </style:style>
    <style:style style:name="P3" style:family="paragraph" style:parent-style-name="Standard">
      <style:text-properties officeooo:paragraph-rsid="001f117c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fo:font-weight="bold" officeooo:rsid="001f117c" officeooo:paragraph-rsid="001f117c" style:font-weight-asian="bold" style:font-weight-complex="bold"/>
    </style:style>
    <style:style style:name="T1" style:family="text">
      <style:text-properties officeooo:rsid="001e10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0cc" style:font-weight-asian="bold" style:font-weight-complex="bold"/>
    </style:style>
    <style:style style:name="T4" style:family="text">
      <style:text-properties fo:font-weight="bold" officeooo:rsid="001f117c" style:font-weight-asian="bold" style:font-weight-complex="bold"/>
    </style:style>
    <style:style style:name="T5" style:family="text">
      <style:text-properties fo:color="#c9211e" loext:opacity="100%" fo:font-weight="bold" officeooo:rsid="001e10cc" style:font-weight-asian="bold" style:font-weight-complex="bold"/>
    </style:style>
    <style:style style:name="T6" style:family="text">
      <style:text-properties officeooo:rsid="001f1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ing Rt kernel on Raspberry pi 3b+ with cortex A53 processor</text:p>
      <text:p text:style-name="P1"/>
      <text:p text:style-name="P1">1. git clone “<text:a xlink:type="simple" xlink:href="https://github.com/remusmp/rpi-rt-kernel" text:style-name="Internet_20_link" text:visited-style-name="Visited_20_Internet_20_Link">https://github.com/remusmp/rpi-rt-kernel</text:a>”</text:p>
      <text:p text:style-name="P1">2. cd rpi-rti-kernel</text:p>
      <text:p text:style-name="P2"><text:span text:style-name="T1">3. make </text:span><text:span text:style-name="Source_20_Text">Pi3 <text:s text:c="4"/>it will create image file</text:span></text:p>
      <text:p text:style-name="P2"><text:span text:style-name="Source_20_Text">4. locate that image file and open that directory in terminal </text:span></text:p>
      <text:p text:style-name="P2"><text:span text:style-name="Source_20_Text">now after that connect your sd card to your system </text:span></text:p>
      <text:p text:style-name="P2"><text:span text:style-name="Source_20_Text">5. sudo dd if=</text:span><text:span text:style-name="Source_20_Text"><text:span text:style-name="T1">r</text:span></text:span><text:span text:style-name="Source_20_Text"> of=/dev/sd</text:span><text:span text:style-name="Source_20_Text"><text:span text:style-name="T1">a</text:span></text:span><text:span text:style-name="Source_20_Text"> status=progress <text:s text:c="2"/></text:span><text:span text:style-name="Source_20_Text"><text:span text:style-name="T1">it will burn image file i=on sd card her </text:span></text:span><text:span text:style-name="Source_20_Text"><text:span text:style-name="T5">“r”</text:span></text:span><text:span text:style-name="Source_20_Text"><text:span text:style-name="T3"> </text:span></text:span><text:span text:style-name="Source_20_Text"><text:span text:style-name="T1">is the image file name</text:span></text:span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1">now insert sdcard in raspberry pi </text:span></text:span><text:span text:style-name="Source_20_Text"><text:span text:style-name="T6">and boot it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1"><text:s/>if you face any issue like 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3">mount ect/fstab error at line 1 then update your fstab file to </text:span></text:span></text:p>
      <text:p text:style-name="P2"><text:span text:style-name="Source_20_Text"/></text:p>
      <text:p text:style-name="P2"><text:span text:style-name="Source_20_Text">UUID=bb15c8e6-d999-4838-be67-5ff200bffa46 / <text:s text:c="6"/>ext4 <text:s text:c="3"/>defaults,nofail <text:s/>0 <text:s/>1</text:span></text:p>
      <text:p text:style-name="P2"><text:span text:style-name="Source_20_Text">UUID=4F7A-F93F <text:s text:c="23"/>/boot <text:s text:c="2"/>vfat <text:s text:c="3"/>defaults,nofail <text:s/>0 <text:s/>2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3">now verify whether this file shows these contents or not </text:span></text:span></text:p>
      <text:p text:style-name="P2"><text:span text:style-name="Source_20_Text"><text:span text:style-name="T3"/></text:span></text:p>
      <text:p text:style-name="P2"><text:span text:style-name="Source_20_Text">cat /media/zeeshan/rootfs1/etc/fstab</text:span></text:p>
      <text:p text:style-name="P2"><text:span text:style-name="Source_20_Text"/></text:p>
      <text:p text:style-name="P2"><text:span text:style-name="Source_20_Text"><text:span text:style-name="T1">it show list the above contenets of fstab file</text:span></text:span></text:p>
      <text:p text:style-name="P2"><text:span text:style-name="Source_20_Text"/></text:p>
      <text:p text:style-name="P3"><text:span text:style-name="Source_20_Text"><text:span text:style-name="T6">also after updating file check for the both partions that their data/integerity is not compromised <text:line-break/><text:line-break/>fsck /dev/sda2</text:span></text:span></text:p>
      <text:p text:style-name="P3"><text:span text:style-name="Source_20_Text">fsck /dev/sda1</text:span></text:p>
      <text:p text:style-name="P3"><text:span text:style-name="Source_20_Text"/></text:p>
      <text:p text:style-name="P3"><text:span text:style-name="Source_20_Text"><text:span text:style-name="T4">these were my partions</text:span></text:span></text:p>
      <text:p text:style-name="P3"><text:span text:style-name="Source_20_Text"><text:span text:style-name="T2"/></text:span></text:p>
      <text:p text:style-name="P3"><text:span text:style-name="Source_20_Text"><text:span text:style-name="T2">/dev/sda1 <text:s text:c="6"/>510M <text:s/>104M <text:s/>407M <text:s/>21% /boot</text:span></text:span></text:p>
      <text:p text:style-name="P3"><text:span text:style-name="Source_20_Text"><text:span text:style-name="T2">/dev/sda2 <text:s text:c="6"/>1.9G <text:s/>1.5G <text:s/>268M <text:s/>85% /media/zeeshan/rootfs1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2:30:37.870296632</meta:creation-date>
    <dc:date>2024-12-13T14:59:43.863799223</dc:date>
    <meta:editing-duration>PT1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63" meta:character-count="1091" meta:non-whitespace-character-count="875"/>
  </office:meta>
</office:document-meta>
</file>